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fill-color="#99ccff" draw:textarea-horizontal-align="justify" draw:textarea-vertical-align="middle" draw:auto-grow-height="false" fo:min-height="9.75cm" fo:min-width="2.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000000" draw:marker-start-width="0.2cm" draw:marker-end-width="0.2cm" draw:fill-color="#ffffff" draw:textarea-horizontal-align="justify" draw:textarea-vertical-align="middle" draw:auto-grow-height="false" fo:min-height="0.964cm" fo:min-width="0.714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draw:textarea-horizontal-align="right" draw:textarea-vertical-align="justify" draw:auto-grow-height="false" draw:auto-grow-width="true" fo:max-width="0cm" fo:min-width="2.326cm" fo:padding-top="0.225cm" fo:padding-bottom="0.225cm" fo:padding-left="0.35cm" fo:padding-right="0.35cm"/>
      <style:paragraph-properties style:writing-mode="tb-rl"/>
    </style:style>
    <style:style style:name="gr4" style:family="graphic" style:parent-style-name="objectwithoutfill">
      <style:graphic-properties svg:stroke-width="0.2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1.69cm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-color="#99cc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style:writing-mode="tb-rl"/>
      <style:text-properties style:font-name="メイリオ" fo:font-size="44pt" style:font-name-asian="メイリオ" style:font-size-asian="44pt" style:font-size-complex="44pt"/>
    </style:style>
    <style:style style:name="P4" style:family="paragraph">
      <loext:graphic-properties draw:fill="none" draw:fill-color="#ffffff"/>
      <style:paragraph-properties style:writing-mode="tb-rl"/>
      <style:text-properties style:font-name="メイリオ" fo:font-size="44pt" style:font-name-asian="メイリオ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style:font-name="メイリオ" fo:font-size="32pt" fo:font-weight="bold" style:font-name-asian="メイリオ" style:font-size-asian="32pt" style:font-weight-asian="bold" style:font-size-complex="32pt" style:font-weight-complex="bold"/>
    </style:style>
    <style:style style:name="P8" style:family="paragraph">
      <loext:graphic-properties draw:fill="solid" draw:fill-color="#ffffff" draw:opacity="0%"/>
    </style:style>
    <style:style style:name="P9" style:family="paragraph">
      <loext:graphic-properties draw:fill="solid" draw:fill-color="#000000"/>
    </style:style>
    <style:style style:name="T1" style:family="text">
      <style:text-properties style:font-name="メイリオ" fo:font-size="44pt" style:font-name-asian="メイリオ" style:font-size-asian="44pt" style:font-size-complex="44pt"/>
    </style:style>
    <style:style style:name="T2" style:family="text">
      <style:text-properties style:font-name="メイリオ" fo:font-size="32pt" fo:font-weight="bold" style:font-name-asian="メイリオ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2cm" svg:height="10.2cm" svg:x="17.6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8.2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cm" svg:height="2cm" svg:x="18.168cm" svg:y="12.6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4" draw:layer="layout" svg:width="3.026cm" svg:height="1.8cm" svg:x="18.2cm" svg:y="9.7cm">
          <draw:text-box>
            <text:p text:style-name="P3"><text:span text:style-name="T1">…</text:span></text:p>
          </draw:text-box>
        </draw:frame>
        <draw:line draw:style-name="gr4" draw:text-style-name="P5" draw:layer="layout" svg:x1="20.126cm" svg:y1="7.6cm" svg:x2="23.2cm" svg:y2="7.6cm">
          <text:p/>
        </draw:line>
        <draw:line draw:style-name="gr4" draw:text-style-name="P5" draw:layer="layout" svg:x1="20.076cm" svg:y1="13.6cm" svg:x2="23.15cm" svg:y2="13.6cm">
          <text:p/>
        </draw:line>
        <draw:frame draw:style-name="gr5" draw:text-style-name="P7" draw:layer="layout" svg:width="4.4cm" svg:height="2.14cm" svg:x="9.9cm" svg:y="2.56cm">
          <draw:text-box>
            <text:p text:style-name="P6"><text:span text:style-name="T2">入力</text:span></text:p>
          </draw:text-box>
        </draw:frame>
        <draw:frame draw:style-name="gr5" draw:text-style-name="P7" draw:layer="layout" svg:width="4.1cm" svg:height="2.14cm" svg:x="17.1cm" svg:y="3.4cm">
          <draw:text-box>
            <text:p text:style-name="P6"><text:span text:style-name="T2">出力層</text:span></text:p>
          </draw:text-box>
        </draw:frame>
        <draw:connector draw:style-name="gr6" draw:text-style-name="P5" draw:layer="layout" draw:type="line" svg:x1="13.241cm" svg:y1="5.464cm" svg:x2="18.168cm" svg:y2="13.672cm" draw:end-shape="id1" draw:end-glue-point="6" svg:d="M13241 5464l4927 8208" svg:viewBox="0 0 4928 8209">
          <text:p/>
        </draw:connector>
        <draw:connector draw:style-name="gr6" draw:text-style-name="P5" xml:id="id2" draw:id="id2" draw:layer="layout" draw:type="line" svg:x1="13.241cm" svg:y1="7.966cm" svg:x2="18.15cm" svg:y2="7.651cm" svg:d="M13241 7966l4909-315" svg:viewBox="0 0 4910 316">
          <text:p/>
        </draw:connector>
        <draw:g>
          <svg:title>TexMaths</svg:title>
          <svg:desc>54§display§x_{1}§svg§600§TRUE§</svg:desc>
          <draw:polygon draw:style-name="gr7" draw:text-style-name="P8" draw:layer="layout" svg:width="1.84cm" svg:height="1.101cm" svg:x="11.4cm" svg:y="4.928cm" svg:viewBox="0 0 1841 1102" draw:points="918,1102 0,1102 0,0 1841,0 1841,1102">
            <text:p/>
          </draw:polygon>
          <draw:path draw:style-name="gr8" draw:text-style-name="P9" draw:layer="layout" svg:width="0.949cm" svg:height="0.863cm" svg:x="11.454cm" svg:y="4.901cm" svg:viewBox="0 0 950 864" svg:d="M583 270c11-54 54-227 189-227 11 0 54 0 92 22-49 11-87 59-87 102 0 33 17 71 71 71 43 0 102-38 102-114 0-97-113-124-178-124-108 0-178 103-200 146-48-124-151-146-205-146-200 0-308 248-308 292 0 21 17 21 22 21 16 0 22-5 27-21 65-200 189-249 254-249 38 0 102 16 102 124 0 60-32 190-102 460-27 118-97 194-178 194-17 0-60 0-98-22 49-10 92-48 92-102s-43-70-75-70c-54 0-103 54-103 113 0 86 97 124 178 124 130 0 195-135 200-146 27 71 92 146 210 146 195 0 303-243 303-291 0-22-16-22-22-22-16 0-21 11-27 22-59 205-189 248-254 248-75 0-102-59-102-124 0-43 11-81 32-168z">
            <text:p/>
          </draw:path>
          <draw:path draw:style-name="gr8" draw:text-style-name="P9" draw:layer="layout" svg:width="0.49cm" svg:height="0.885cm" svg:x="12.626cm" svg:y="5.144cm" svg:viewBox="0 0 491 886" svg:d="M302 38c0-38 0-38-37-38-87 86-211 86-265 86v49c32 0 119 0 194-38v681c0 43 0 59-135 59h-48v49c21 0 189-5 237-5 44 0 211 5 243 5v-49h-54c-135 0-135-16-135-59z">
            <text:p/>
          </draw:path>
        </draw:g>
        <draw:g>
          <svg:title>TexMaths</svg:title>
          <svg:desc>54§display§x_{2}§svg§600§TRUE§</svg:desc>
          <draw:polygon draw:style-name="gr7" draw:text-style-name="P8" draw:layer="layout" svg:width="1.84cm" svg:height="1.101cm" svg:x="11.4cm" svg:y="7.43cm" svg:viewBox="0 0 1841 1102" draw:points="918,1102 0,1102 0,0 1841,0 1841,1102">
            <text:p/>
          </draw:polygon>
          <draw:path draw:style-name="gr8" draw:text-style-name="P9" draw:layer="layout" svg:width="0.949cm" svg:height="0.863cm" svg:x="11.454cm" svg:y="7.403cm" svg:viewBox="0 0 950 864" svg:d="M583 270c11-54 54-227 189-227 11 0 54 0 92 22-49 11-87 59-87 102 0 33 17 71 71 71 43 0 102-38 102-114 0-97-113-124-178-124-108 0-178 103-200 146-48-124-151-146-205-146-200 0-308 248-308 292 0 21 17 21 22 21 16 0 22-5 27-21 65-200 189-249 254-249 38 0 102 16 102 124 0 60-32 190-102 460-27 118-97 194-178 194-17 0-60 0-98-22 49-10 92-48 92-102s-43-70-75-70c-54 0-103 54-103 113 0 86 97 124 178 124 130 0 195-135 200-146 27 71 92 146 210 146 195 0 303-243 303-291 0-22-16-22-22-22-16 0-21 11-27 22-59 205-189 248-254 248-75 0-102-59-102-124 0-43 11-81 32-168z">
            <text:p/>
          </draw:path>
          <draw:path draw:style-name="gr8" draw:text-style-name="P9" draw:layer="layout" svg:width="0.593cm" svg:height="0.885cm" svg:x="12.566cm" svg:y="7.646cm" svg:viewBox="0 0 594 886" svg:d="M594 643h-49c0 32-16 108-32 124-11 5-113 5-135 5h-243c140-124 184-162 265-221 102-81 194-162 194-292 0-162-146-259-313-259-168 0-281 119-281 238 0 70 59 75 70 75 33 0 70-21 70-70 0-22-5-70-75-70 38-97 129-124 194-124 135 0 205 102 205 210 0 119-86 211-129 260l-324 318c-11 11-11 11-11 49h551z">
            <text:p/>
          </draw:path>
        </draw:g>
        <draw:g>
          <svg:title>TexMaths</svg:title>
          <svg:desc>54§display§x_{n}§svg§600§TRUE§</svg:desc>
          <draw:polygon draw:style-name="gr7" draw:text-style-name="P8" draw:layer="layout" svg:width="2.019cm" svg:height="1.101cm" svg:x="11.4cm" svg:y="15.132cm" svg:viewBox="0 0 2020 1102" draw:points="1010,1102 0,1102 0,0 2020,0 2020,1102">
            <text:p/>
          </draw:polygon>
          <draw:path draw:style-name="gr8" draw:text-style-name="P9" draw:layer="layout" svg:width="0.95cm" svg:height="0.863cm" svg:x="11.454cm" svg:y="15.105cm" svg:viewBox="0 0 951 864" svg:d="M583 270c11-54 54-227 189-227 11 0 54 0 92 22-48 11-86 59-86 102 0 33 16 71 70 71 43 0 103-38 103-114 0-97-114-124-179-124-108 0-178 103-199 146-49-124-152-146-206-146-200 0-308 248-308 292 0 21 17 21 22 21 16 0 22-5 27-21 65-200 189-249 254-249 38 0 102 16 102 124 0 60-32 189-102 460-27 118-97 194-178 194-17 0-60 0-98-22 49-10 92-48 92-102s-43-70-75-70c-54 0-103 54-103 113 0 86 97 124 178 124 130 0 195-135 200-146 27 71 92 146 211 146 194 0 302-243 302-291 0-22-16-22-21-22-17 0-22 11-27 22-60 205-189 248-254 248-76 0-103-59-103-124 0-43 11-81 33-168z">
            <text:p/>
          </draw:path>
          <draw:path draw:style-name="gr8" draw:text-style-name="P9" draw:layer="layout" svg:width="0.815cm" svg:height="0.604cm" svg:x="12.545cm" svg:y="15.645cm" svg:viewBox="0 0 816 605" svg:d="M103 508c-6 16-17 48-17 54 0 27 27 43 49 43s43-16 49-32c5-11 16-55 27-82 5-27 21-86 27-118 10-33 16-60 21-92 16-54 22-65 60-119 37-54 97-124 200-124 75 0 75 70 75 92 0 81-54 232-75 286-17 38-22 48-22 75 0 71 59 114 130 114 129 0 189-184 189-205 0-17-17-17-22-17-16 0-16 6-22 22-32 108-91 162-145 162-27 0-33-16-33-49 0-27 6-48 33-108 16-37 70-183 70-259 0-129-103-151-173-151-114 0-189 70-227 124-11-97-86-124-146-124-54 0-86 43-102 70-33 54-49 130-49 135 0 16 16 16 22 16 21 0 21-5 32-37 16-81 43-146 97-146 33 0 43 27 43 65 0 27-10 75-21 113-11 32-22 92-33 119z">
            <text:p/>
          </draw:path>
        </draw:g>
        <draw:connector draw:style-name="gr6" draw:text-style-name="P5" draw:layer="layout" draw:type="line" svg:x1="13.42cm" svg:y1="15.676cm" svg:x2="18.101cm" svg:y2="7.581cm" svg:d="M13420 15676l4681-8095" svg:viewBox="0 0 4682 8096">
          <text:p/>
        </draw:connector>
        <draw:connector draw:style-name="gr6" draw:text-style-name="P5" draw:layer="layout" draw:type="line" svg:x1="13.42cm" svg:y1="15.676cm" svg:x2="18.168cm" svg:y2="13.672cm" draw:end-shape="id1" draw:end-glue-point="6" svg:d="M13420 15676l4748-2004" svg:viewBox="0 0 4749 2005">
          <text:p/>
        </draw:connector>
        <draw:connector draw:style-name="gr6" draw:text-style-name="P5" draw:layer="layout" draw:type="line" svg:x1="13.241cm" svg:y1="7.966cm" svg:x2="18.168cm" svg:y2="13.672cm" draw:end-shape="id1" draw:end-glue-point="6" svg:d="M13241 7966l4927 5706" svg:viewBox="0 0 4928 5707">
          <text:p/>
        </draw:connector>
        <draw:connector draw:style-name="gr6" draw:text-style-name="P5" draw:layer="layout" draw:type="line" svg:x1="13.192cm" svg:y1="5.414cm" svg:x2="18.15cm" svg:y2="7.651cm" draw:end-shape="id2" draw:end-glue-point="3" svg:d="M13192 5414l4958 2237" svg:viewBox="0 0 4959 2238">
          <text:p/>
        </draw:connector>
        <draw:frame draw:style-name="gr3" draw:text-style-name="P4" draw:layer="layout" svg:width="3.026cm" svg:height="1.8cm" svg:x="11.1cm" svg:y="10.8cm">
          <draw:text-box>
            <text:p text:style-name="P3"><text:span text:style-name="T1">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9:52:29.265621000</meta:creation-date>
    <dc:date>2016-01-07T03:09:39.798170000</dc:date>
    <meta:editing-duration>PT46M44S</meta:editing-duration>
    <meta:editing-cycles>24</meta:editing-cycles>
    <meta:generator>LibreOffice/4.4.3.2$MacOSX_X86_64 LibreOffice_project/88805f81e9fe61362df02b9941de8e38a9b5fd16</meta:generator>
    <meta:document-statistic meta:object-count="27"/>
  </office:meta>
</office:document-meta>
</file>